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aeb14" officeooo:paragraph-rsid="000aeb1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2234" officeooo:paragraph-rsid="000c223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2234" officeooo:paragraph-rsid="000c223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c223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c2234" officeooo:paragraph-rsid="000c223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paragraph-rsid="000c223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c2234"/>
    </style:style>
    <style:style style:name="P8" style:family="paragraph" style:parent-style-name="Heading_20_2">
      <style:paragraph-properties fo:text-align="start" style:justify-single-word="false"/>
      <style:text-properties fo:font-size="12pt" style:text-underline-style="none" fo:font-weight="normal" officeooo:paragraph-rsid="000c223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2234" officeooo:paragraph-rsid="000c2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c22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1461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1e1d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36e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0fc84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fo:font-weight="bold" officeooo:paragraph-rsid="000c223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fo:font-weight="bold" officeooo:paragraph-rsid="0011461d" style:font-size-asian="13pt" style:font-weight-asian="bold" style:font-size-complex="13pt" style:font-weight-complex="bold"/>
    </style:style>
    <style:style style:name="T1" style:family="text">
      <style:text-properties fo:font-size="12pt" style:text-underline-style="none" fo:font-weight="normal" officeooo:rsid="000c2234" style:font-size-asian="10.5pt" style:font-weight-asian="normal" style:font-size-complex="12pt" style:font-weight-complex="normal"/>
    </style:style>
    <style:style style:name="T2" style:family="text">
      <style:text-properties officeooo:rsid="000cc2bc"/>
    </style:style>
    <style:style style:name="T3" style:family="text">
      <style:text-properties officeooo:rsid="000eb2d3"/>
    </style:style>
    <style:style style:name="T4" style:family="text">
      <style:text-properties officeooo:rsid="000fc84a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size="13pt" fo:font-style="italic" officeooo:rsid="000fc84a" style:font-size-asian="13pt" style:font-style-asian="italic" style:font-size-complex="13pt" style:font-style-complex="italic"/>
    </style:style>
    <style:style style:name="T8" style:family="text">
      <style:text-properties officeooo:rsid="0011461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e1da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e1da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36ead" style:font-weight-asian="bold" style:font-weight-complex="bold"/>
    </style:style>
    <style:style style:name="T16" style:family="text">
      <style:text-properties officeooo:rsid="0011e1da"/>
    </style:style>
    <style:style style:name="T17" style:family="text">
      <style:text-properties officeooo:rsid="00136ead"/>
    </style:style>
    <style:style style:name="T18" style:family="text">
      <style:text-properties officeooo:rsid="00156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férencement</text:p>
      <text:p text:style-name="P1"/>
      <text:p text:style-name="P1"/>
      <text:p text:style-name="P1"/>
      <text:p text:style-name="P5">Indexation :</text:p>
      <text:p text:style-name="P2"/>
      <text:p text:style-name="P3">Être présent sur un moteur de recherche .</text:p>
      <text:p text:style-name="P3">Les robots d’indexation sont aussi appelés « spiders » car ils parcourent la toile via les liens de chaque site pour indexer le maximum de sites et de pages.</text:p>
      <text:p text:style-name="P5"/>
      <text:p text:style-name="P3"/>
      <text:p text:style-name="P7"><text:span text:style-name="T1">Comment </text:span>indexer un site web sur Google ?</text:p>
      <text:p text:style-name="P3"/>
      <text:p text:style-name="P7"><text:span text:style-name="T1">- </text:span>Soumettre le site à Google <text:span text:style-name="T2">via une SITEMAP</text:span> : <text:a xlink:type="simple" xlink:href="https://developers.google.com/search/docs/crawling-indexing/sitemaps/build-sitemap?hl=fr" text:style-name="Internet_20_link" text:visited-style-name="Visited_20_Internet_20_Link"><text:span text:style-name="T3">https://developers.google.com/search/docs/crawling-indexing/sitemaps/build-sitemap?hl=fr</text:span></text:a></text:p>
      <text:p text:style-name="P7"/>
      <text:p text:style-name="P7">- <text:span text:style-name="T3">Backs links : <text:s/></text:span>Plus votre site aura de liens entrants (aussi appelés "<text:span text:style-name="Strong_20_Emphasis">backlinks</text:span>"), plus il aura de chance d'être rapidement indexé. <text:bookmark text:name="hs_cos_wrapper_post_body"/>Ces liens entrants prouvent donc au moteur de recherche que votre site est pertinent.</text:p>
      <text:p text:style-name="P7"/>
      <text:p text:style-name="P7"/>
      <text:p text:style-name="P7"/>
      <text:p text:style-name="P6">optimisation du référencement :</text:p>
      <text:p text:style-name="P6"/>
      <text:p text:style-name="P14"><text:span text:style-name="T7">O</text:span><text:span text:style-name="T6">ptimiser le contenu</text:span><text:span text:style-name="T5"> </text:span>: </text:p>
      <text:p text:style-name="P14"/>
      <text:p text:style-name="P12"><text:span text:style-name="Strong_20_Emphasis"><text:span text:style-name="T9">langage approprié,</text:span></text:span><text:span text:style-name="Strong_20_Emphasis"><text:span text:style-name="T12"> <text:s/></text:span></text:span><text:span text:style-name="Strong_20_Emphasis"><text:span text:style-name="T13">Se mettre</text:span></text:span><text:span text:style-name="T11"> </text:span>à la place de l'internaute et gardez toujours en tête les termes qu'il va utiliser pour effectuer ses recherches</text:p>
      <text:p text:style-name="P12"/>
      <text:p text:style-name="P12"><text:span text:style-name="Strong_20_Emphasis"><text:span text:style-name="T10">Contenu original </text:span></text:span><text:span text:style-name="Strong_20_Emphasis"><text:span text:style-name="T9">: <text:s text:c="2"/></text:span></text:span><text:span text:style-name="Strong_20_Emphasis"><text:span text:style-name="T10">Éviter de copier coller</text:span></text:span></text:p>
      <text:p text:style-name="P12"><text:span text:style-name="Strong_20_Emphasis"><text:span text:style-name="T10"/></text:span></text:p>
      <text:p text:style-name="P12">contenu organisé et structuré <text:span text:style-name="T4">(</text:span> <text:span text:style-name="T4">titre h1 <text:s/>très important, </text:span><text:span text:style-name="T8">h2,h3 etc)</text:span></text:p>
      <text:p text:style-name="P12"><text:span text:style-name="T5"/></text:p>
      <text:p text:style-name="P15">optimiser la structure :</text:p>
      <text:p text:style-name="P11"/>
      <text:p text:style-name="P4"/>
      <text:p text:style-name="P11"/>
      <text:p text:style-name="P11"/>
      <text:p text:style-name="P16">optimiser les balises métas :</text:p>
      <text:p text:style-name="P4"/>
      <text:p text:style-name="P13"><text:span text:style-name="T17">balise </text:span><text:span text:style-name="T15">meta keywords</text:span><text:span text:style-name="T17"> </text:span>fournit une liste de mots-clés qui sont pertinents pour votre site Web.</text:p>
      <text:p text:style-name="P13"/>
      <text:h text:style-name="P8" text:outline-level="2">La balise <text:span text:style-name="T14">description</text:span></text:h>
      <text:p text:style-name="Text_20_body">C'est la phrase qui peut apparaître en dessous du titre sur les moteurs de recherche. La description est une phrase courte qu'il faut choisir avec soin.</text:p>
      <text:p text:style-name="Text_20_body"><text:soft-page-break/>La phrase de description n'aura pas avoir d'influence dans le positionnement sur Google mais elle peut être décisive au moment du clic </text:p>
      <text:h text:style-name="P8" text:outline-level="2">La balise Meta titre (ou title) : <text:s/><text:span text:style-name="T18">inclure des mots clés pertinents.</text:span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0:52:34.741448171</meta:creation-date>
    <meta:generator>LibreOffice/7.3.7.2$Linux_X86_64 LibreOffice_project/30$Build-2</meta:generator>
    <dc:date>2023-05-30T15:11:01.784372313</dc:date>
    <meta:editing-duration>PT17M43S</meta:editing-duration>
    <meta:editing-cycles>4</meta:editing-cycles>
    <meta:document-statistic meta:table-count="0" meta:image-count="0" meta:object-count="0" meta:page-count="2" meta:paragraph-count="19" meta:word-count="231" meta:character-count="1446" meta:non-whitespace-character-count="1226"/>
  </office:meta>
</office:document-meta>
</file>